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Ubuntu" svg:font-family="Ubuntu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Aaux ProRegular" svg:font-family="'Aaux ProRegular'" style:font-pitch="variable"/>
    <style:font-face style:name="Aaux ProRegular OSF" svg:font-family="'Aaux ProRegular OSF'" style:font-pitch="variable"/>
    <style:font-face style:name="BLOKK Neue" svg:font-family="'BLOKK Neue'" style:font-pitch="variable"/>
    <style:font-face style:name="Bariol" svg:font-family="Bariol" style:font-pitch="variable"/>
    <style:font-face style:name="Bariol Regular" svg:font-family="'Bariol Regular'" style:font-pitch="variable"/>
    <style:font-face style:name="Neutra Cond Light" svg:font-family="'Neutra Cond Light'" style:font-pitch="variable"/>
    <style:font-face style:name="Neutraface Condensed1" svg:font-family="'Neutraface Condensed'" style:font-pitch="variable"/>
    <style:font-face style:name="Neutraface Condensed" svg:font-family="'Neutraface Condensed'" style:font-adornments="Light" style:font-pitch="variable"/>
    <style:font-face style:name="Liberation Serif" svg:font-family="'Liberation Serif'" style:font-family-generic="roman" style:font-pitch="variable"/>
    <style:font-face style:name="Edmondsans" svg:font-family="Edmondsans" style:font-family-generic="swiss" style:font-pitch="variable"/>
    <style:font-face style:name="Edmondsans Regular" svg:font-family="'Edmondsans Regular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style:font-name="Edmondsans Regular" officeooo:paragraph-rsid="002efadf"/>
    </style:style>
    <style:style style:name="P2" style:family="paragraph" style:parent-style-name="Standard">
      <style:text-properties style:font-name="Edmondsans Regular" officeooo:paragraph-rsid="003cefc3"/>
    </style:style>
    <style:style style:name="P3" style:family="paragraph" style:parent-style-name="Standard">
      <style:text-properties style:font-name="Edmondsans Regular" officeooo:paragraph-rsid="0067d47a"/>
    </style:style>
    <style:style style:name="P4" style:family="paragraph" style:parent-style-name="Standard">
      <style:paragraph-properties fo:margin-left="0in" fo:margin-right="0in" fo:text-indent="0in" style:auto-text-indent="false">
        <style:tab-stops>
          <style:tab-stop style:position="1.0236in" style:type="right"/>
          <style:tab-stop style:position="1.2799in"/>
        </style:tab-stops>
      </style:paragraph-properties>
      <style:text-properties style:font-name="Bariol Regular" fo:font-size="10pt" fo:font-weight="normal" officeooo:rsid="000e7c96" officeooo:paragraph-rsid="0067d47a" style:font-size-asian="6.09999990463257pt" style:font-weight-asian="normal" style:font-size-complex="7pt" style:font-weight-complex="normal"/>
    </style:style>
    <style:style style:name="P5" style:family="paragraph" style:parent-style-name="Standard">
      <style:paragraph-properties fo:margin-left="0in" fo:margin-right="0in" fo:text-indent="0in" style:auto-text-indent="false">
        <style:tab-stops>
          <style:tab-stop style:position="1.0236in" style:type="right"/>
          <style:tab-stop style:position="1.2799in"/>
        </style:tab-stops>
      </style:paragraph-properties>
      <style:text-properties officeooo:paragraph-rsid="005e8c5c"/>
    </style:style>
    <style:style style:name="P6" style:family="paragraph" style:parent-style-name="Standard">
      <style:paragraph-properties fo:margin-left="0in" fo:margin-right="0in" fo:text-indent="0in" style:auto-text-indent="false">
        <style:tab-stops>
          <style:tab-stop style:position="1.0236in" style:type="right"/>
          <style:tab-stop style:position="1.2799in"/>
        </style:tab-stops>
      </style:paragraph-properties>
      <style:text-properties officeooo:paragraph-rsid="0065a728"/>
    </style:style>
    <style:style style:name="P7" style:family="paragraph" style:parent-style-name="Standard">
      <style:paragraph-properties fo:margin-left="0in" fo:margin-right="0in" fo:text-indent="0in" style:auto-text-indent="false">
        <style:tab-stops>
          <style:tab-stop style:position="1.0236in" style:type="right"/>
          <style:tab-stop style:position="1.2799in"/>
        </style:tab-stops>
      </style:paragraph-properties>
      <style:text-properties officeooo:paragraph-rsid="0067d47a"/>
    </style:style>
    <style:style style:name="P8" style:family="paragraph" style:parent-style-name="Standard">
      <style:paragraph-properties fo:margin-left="0in" fo:margin-right="0in" fo:text-indent="0in" style:auto-text-indent="false">
        <style:tab-stops>
          <style:tab-stop style:position="1.0236in" style:type="right"/>
          <style:tab-stop style:position="1.2799in"/>
        </style:tab-stops>
      </style:paragraph-properties>
      <style:text-properties style:font-name="Aaux ProRegular OSF" fo:font-size="10pt" fo:font-style="normal" fo:font-weight="normal" officeooo:rsid="0065a728" officeooo:paragraph-rsid="0067d47a" style:font-size-asian="10pt" style:font-style-asian="normal" style:font-weight-asian="normal" style:font-size-complex="10pt" style:font-style-complex="normal" style:font-weight-complex="normal"/>
    </style:style>
    <style:style style:name="P9" style:family="paragraph" style:parent-style-name="Standard">
      <style:paragraph-properties fo:margin-left="0in" fo:margin-right="0in" fo:text-indent="0in" style:auto-text-indent="false">
        <style:tab-stops>
          <style:tab-stop style:position="1.0236in" style:type="right"/>
          <style:tab-stop style:position="1.2799in"/>
        </style:tab-stops>
      </style:paragraph-properties>
      <style:text-properties style:font-name="Aaux ProRegular OSF" officeooo:paragraph-rsid="0067d47a"/>
    </style:style>
    <style:style style:name="P10" style:family="paragraph" style:parent-style-name="Standard">
      <style:paragraph-properties fo:margin-left="0in" fo:margin-right="0in" fo:text-indent="0in" style:auto-text-indent="false">
        <style:tab-stops>
          <style:tab-stop style:position="1.0228in" style:type="right"/>
          <style:tab-stop style:position="1.2783in"/>
        </style:tab-stops>
      </style:paragraph-properties>
      <style:text-properties officeooo:paragraph-rsid="00700d3d"/>
    </style:style>
    <style:style style:name="P1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c0c0c0" style:font-name="Edmondsans Regular" officeooo:paragraph-rsid="00738c9a"/>
    </style:style>
    <style:style style:name="P12" style:family="paragraph" style:parent-style-name="Standard">
      <style:paragraph-properties fo:margin-left="0in" fo:margin-right="0in" fo:text-align="start" style:justify-single-word="false" fo:text-indent="0in" style:auto-text-indent="false">
        <style:tab-stops>
          <style:tab-stop style:position="1.0228in" style:type="right"/>
          <style:tab-stop style:position="1.2783in"/>
        </style:tab-stops>
      </style:paragraph-properties>
      <style:text-properties style:font-name="Aaux ProRegular" officeooo:rsid="000e7c96" officeooo:paragraph-rsid="006adb8e"/>
    </style:style>
    <style:style style:name="P13" style:family="paragraph" style:parent-style-name="Standard">
      <style:paragraph-properties fo:margin-left="0in" fo:margin-right="0in" fo:text-align="start" style:justify-single-word="false" fo:text-indent="0in" style:auto-text-indent="false">
        <style:tab-stops>
          <style:tab-stop style:position="1.0228in" style:type="right"/>
          <style:tab-stop style:position="1.2783in"/>
        </style:tab-stops>
      </style:paragraph-properties>
      <style:text-properties style:font-name="Aaux ProRegular" officeooo:rsid="000e7c96" officeooo:paragraph-rsid="0073c890"/>
    </style:style>
    <style:style style:name="P14" style:family="paragraph" style:parent-style-name="Standard">
      <style:paragraph-properties fo:margin-left="0in" fo:margin-right="0in" fo:text-indent="0in" style:auto-text-indent="false">
        <style:tab-stops>
          <style:tab-stop style:position="1.0228in" style:type="right"/>
          <style:tab-stop style:position="1.2783in"/>
        </style:tab-stops>
      </style:paragraph-properties>
      <style:text-properties style:font-name="Aaux ProRegular" officeooo:rsid="000e7c96" officeooo:paragraph-rsid="00701213"/>
    </style:style>
    <style:style style:name="P15" style:family="paragraph" style:parent-style-name="Standard">
      <style:paragraph-properties fo:margin-left="0in" fo:margin-right="0in" fo:text-indent="0in" style:auto-text-indent="false">
        <style:tab-stops>
          <style:tab-stop style:position="1.0228in" style:type="right"/>
          <style:tab-stop style:position="1.2783in"/>
        </style:tab-stops>
      </style:paragraph-properties>
      <style:text-properties style:font-name="Aaux ProRegular" officeooo:rsid="000e7c96" officeooo:paragraph-rsid="006adb8e"/>
    </style:style>
    <style:style style:name="P16" style:family="paragraph" style:parent-style-name="Standard">
      <style:paragraph-properties fo:margin-left="0in" fo:margin-right="0in" fo:text-indent="0in" style:auto-text-indent="false">
        <style:tab-stops>
          <style:tab-stop style:position="1.0228in" style:type="right"/>
          <style:tab-stop style:position="1.2783in"/>
        </style:tab-stops>
      </style:paragraph-properties>
      <style:text-properties style:font-name="Aaux ProRegular" officeooo:rsid="000e7c96" officeooo:paragraph-rsid="0072f7a2"/>
    </style:style>
    <style:style style:name="P17" style:family="paragraph" style:parent-style-name="Standard">
      <style:paragraph-properties fo:margin-left="0in" fo:margin-right="0in" fo:text-indent="0in" style:auto-text-indent="false">
        <style:tab-stops>
          <style:tab-stop style:position="1.0228in" style:type="right"/>
          <style:tab-stop style:position="1.2783in"/>
        </style:tab-stops>
      </style:paragraph-properties>
      <style:text-properties style:font-name="Bariol" fo:font-size="5pt" officeooo:rsid="003cefc3" officeooo:paragraph-rsid="006adb8e" style:font-size-asian="4.34999990463257pt" style:font-size-complex="5pt"/>
    </style:style>
    <style:style style:name="P18" style:family="paragraph" style:parent-style-name="Standard">
      <style:paragraph-properties fo:margin-left="0in" fo:margin-right="0in" fo:text-indent="0in" style:auto-text-indent="false">
        <style:tab-stops>
          <style:tab-stop style:position="1.0236in" style:type="right"/>
          <style:tab-stop style:position="1.2799in"/>
        </style:tab-stops>
      </style:paragraph-properties>
      <style:text-properties style:font-name="Bariol" fo:font-size="3pt" fo:font-weight="normal" officeooo:rsid="00386277" officeooo:paragraph-rsid="0072f7a2" style:font-size-asian="6.09999990463257pt" style:font-weight-asian="normal" style:font-size-complex="7pt" style:font-weight-complex="normal"/>
    </style:style>
    <style:style style:name="P19" style:family="paragraph" style:parent-style-name="Standard">
      <style:paragraph-properties fo:margin-left="0in" fo:margin-right="0in" fo:text-indent="0in" style:auto-text-indent="false">
        <style:tab-stops>
          <style:tab-stop style:position="1.0236in" style:type="right"/>
          <style:tab-stop style:position="1.2799in"/>
        </style:tab-stops>
      </style:paragraph-properties>
      <style:text-properties style:font-name="Bariol" fo:font-size="4pt" fo:font-weight="normal" officeooo:rsid="00386277" officeooo:paragraph-rsid="0067d47a" style:font-size-asian="3.5pt" style:font-weight-asian="normal" style:font-size-complex="4pt" style:font-weight-complex="normal"/>
    </style:style>
    <style:style style:name="P20" style:family="paragraph" style:parent-style-name="Standard">
      <style:paragraph-properties fo:margin-left="0in" fo:margin-right="0in" fo:text-indent="0in" style:auto-text-indent="false">
        <style:tab-stops>
          <style:tab-stop style:position="1.0236in" style:type="right"/>
          <style:tab-stop style:position="1.2799in"/>
        </style:tab-stops>
      </style:paragraph-properties>
      <style:text-properties style:font-name="Bariol" fo:font-size="4pt" fo:font-weight="normal" officeooo:rsid="00386277" officeooo:paragraph-rsid="00386277" style:font-size-asian="3.5pt" style:font-weight-asian="normal" style:font-size-complex="4pt" style:font-weight-complex="normal"/>
    </style:style>
    <style:style style:name="P21" style:family="paragraph" style:parent-style-name="Standard">
      <style:paragraph-properties fo:margin-left="0in" fo:margin-right="0in" fo:text-indent="0in" style:auto-text-indent="false">
        <style:tab-stops>
          <style:tab-stop style:position="1.0236in" style:type="right"/>
          <style:tab-stop style:position="1.2799in"/>
        </style:tab-stops>
      </style:paragraph-properties>
      <style:text-properties style:font-name="Bariol" fo:font-size="4pt" fo:font-weight="normal" officeooo:rsid="00386277" officeooo:paragraph-rsid="005e8c5c" style:font-size-asian="3.5pt" style:font-weight-asian="normal" style:font-size-complex="4pt" style:font-weight-complex="normal"/>
    </style:style>
    <style:style style:name="P22" style:family="paragraph" style:parent-style-name="Standard">
      <style:paragraph-properties fo:margin-left="0in" fo:margin-right="0in" fo:text-indent="0in" style:auto-text-indent="false">
        <style:tab-stops>
          <style:tab-stop style:position="1.0236in" style:type="right"/>
          <style:tab-stop style:position="1.2799in"/>
        </style:tab-stops>
      </style:paragraph-properties>
      <style:text-properties style:font-name="Bariol" fo:font-size="4pt" fo:font-weight="normal" officeooo:rsid="003e36cd" officeooo:paragraph-rsid="0055cbe9" style:font-size-asian="3.5pt" style:font-weight-asian="normal" style:font-size-complex="4pt" style:font-weight-complex="normal"/>
    </style:style>
    <style:style style:name="P23" style:family="paragraph" style:parent-style-name="Standard">
      <style:paragraph-properties fo:margin-left="0in" fo:margin-right="0in" fo:text-indent="0in" style:auto-text-indent="false">
        <style:tab-stops>
          <style:tab-stop style:position="1.0228in" style:type="right"/>
          <style:tab-stop style:position="1.2783in"/>
        </style:tab-stops>
      </style:paragraph-properties>
      <style:text-properties style:font-name="Bariol" fo:font-size="6pt" officeooo:rsid="000e7c96" officeooo:paragraph-rsid="0067d47a" style:font-size-asian="3.5pt" style:font-size-complex="4pt"/>
    </style:style>
    <style:style style:name="P24" style:family="paragraph" style:parent-style-name="Standard">
      <style:paragraph-properties fo:margin-left="0in" fo:margin-right="0in" fo:text-indent="0in" style:auto-text-indent="false">
        <style:tab-stops>
          <style:tab-stop style:position="1.0118in" style:type="right"/>
          <style:tab-stop style:position="1.0228in" style:type="right"/>
          <style:tab-stop style:position="1.2764in"/>
          <style:tab-stop style:position="2.8957in"/>
        </style:tab-stops>
      </style:paragraph-properties>
      <style:text-properties style:font-name="Bariol" fo:font-size="6pt" fo:font-weight="normal" officeooo:rsid="000e7c96" officeooo:paragraph-rsid="003c73b1" style:font-size-asian="5.25pt" style:font-weight-asian="normal" style:font-size-complex="6pt" style:font-weight-complex="normal"/>
    </style:style>
    <style:style style:name="P25" style:family="paragraph" style:parent-style-name="Standard">
      <style:paragraph-properties fo:margin-left="0in" fo:margin-right="0in" fo:text-indent="0in" style:auto-text-indent="false">
        <style:tab-stops>
          <style:tab-stop style:position="1.0236in" style:type="right"/>
          <style:tab-stop style:position="1.2799in"/>
        </style:tab-stops>
      </style:paragraph-properties>
      <style:text-properties style:font-name="Bariol" fo:font-size="16pt" fo:font-weight="normal" officeooo:rsid="000e7c96" officeooo:paragraph-rsid="00584008" style:font-size-asian="8.75pt" style:font-weight-asian="normal" style:font-size-complex="10pt" style:font-weight-complex="normal"/>
    </style:style>
    <style:style style:name="P26" style:family="paragraph" style:parent-style-name="Standard">
      <style:paragraph-properties fo:margin-left="0in" fo:margin-right="0in" fo:text-indent="0in" style:auto-text-indent="false">
        <style:tab-stops>
          <style:tab-stop style:position="1.0228in" style:type="right"/>
          <style:tab-stop style:position="1.2783in"/>
        </style:tab-stops>
      </style:paragraph-properties>
      <style:text-properties fo:color="#000000" style:font-name="Bariol" fo:font-size="16pt" officeooo:rsid="003cefc3" officeooo:paragraph-rsid="0067d47a" style:font-size-asian="8.75pt" style:font-size-complex="10pt"/>
    </style:style>
    <style:style style:name="P27" style:family="paragraph" style:parent-style-name="Standard">
      <style:paragraph-properties fo:margin-left="0in" fo:margin-right="0in" fo:text-align="start" style:justify-single-word="false" fo:text-indent="0in" style:auto-text-indent="false">
        <style:tab-stops>
          <style:tab-stop style:position="1.0228in" style:type="right"/>
          <style:tab-stop style:position="1.2783in"/>
        </style:tab-stops>
      </style:paragraph-properties>
      <style:text-properties fo:color="#000000" style:font-name="Bariol" fo:font-size="16pt" officeooo:rsid="003cefc3" officeooo:paragraph-rsid="0073c890" style:font-size-asian="10pt" style:font-size-complex="10pt"/>
    </style:style>
    <style:style style:name="P28" style:family="paragraph" style:parent-style-name="Standard">
      <style:paragraph-properties fo:margin-left="0in" fo:margin-right="0in" fo:text-indent="0in" style:auto-text-indent="false">
        <style:tab-stops>
          <style:tab-stop style:position="1.0118in" style:type="right"/>
          <style:tab-stop style:position="1.0228in" style:type="right"/>
          <style:tab-stop style:position="1.2783in"/>
        </style:tab-stops>
      </style:paragraph-properties>
      <style:text-properties style:font-name="Bariol Regular" officeooo:rsid="000e7c96" officeooo:paragraph-rsid="0072f7a2"/>
    </style:style>
    <style:style style:name="P29" style:family="paragraph" style:parent-style-name="Standard">
      <style:paragraph-properties fo:margin-left="0in" fo:margin-right="0in" fo:text-indent="0in" style:auto-text-indent="false">
        <style:tab-stops>
          <style:tab-stop style:position="1.0236in" style:type="right"/>
          <style:tab-stop style:position="1.2799in"/>
        </style:tab-stops>
      </style:paragraph-properties>
      <style:text-properties style:font-name="Bariol Regular" fo:font-size="10pt" fo:font-weight="normal" officeooo:rsid="000e7c96" officeooo:paragraph-rsid="0072f7a2" style:font-weight-asian="normal" style:font-weight-complex="normal"/>
    </style:style>
    <style:style style:name="P30" style:family="paragraph" style:parent-style-name="Standard">
      <style:paragraph-properties fo:margin-left="0in" fo:margin-right="0in" fo:text-indent="0in" style:auto-text-indent="false">
        <style:tab-stops>
          <style:tab-stop style:position="1.0118in" style:type="right"/>
          <style:tab-stop style:position="1.0228in" style:type="right"/>
          <style:tab-stop style:position="1.2764in"/>
          <style:tab-stop style:position="2.8957in"/>
        </style:tab-stops>
      </style:paragraph-properties>
      <style:text-properties style:font-name="Edmondsans Regular" officeooo:paragraph-rsid="00700d3d"/>
    </style:style>
    <style:style style:name="P31" style:family="paragraph" style:parent-style-name="Standard">
      <style:paragraph-properties fo:margin-left="0in" fo:margin-right="0in" fo:text-indent="0in" style:auto-text-indent="false">
        <style:tab-stops>
          <style:tab-stop style:position="1.0118in" style:type="right"/>
          <style:tab-stop style:position="1.0228in" style:type="right"/>
          <style:tab-stop style:position="1.2764in"/>
          <style:tab-stop style:position="2.8957in"/>
        </style:tab-stops>
      </style:paragraph-properties>
      <style:text-properties style:font-name="Edmondsans Regular" officeooo:paragraph-rsid="0072f7a2"/>
    </style:style>
    <style:style style:name="P32" style:family="paragraph" style:parent-style-name="Standard">
      <style:text-properties style:font-name="Edmondsans Regular" fo:font-style="normal" officeooo:rsid="000e7c96" officeooo:paragraph-rsid="0073c890" style:font-style-asian="normal" style:font-style-complex="normal"/>
    </style:style>
    <style:style style:name="P33" style:family="paragraph" style:parent-style-name="Standard">
      <style:text-properties style:font-name="Edmondsans Regular" fo:font-size="7pt" fo:font-style="normal" officeooo:rsid="000e7c96" officeooo:paragraph-rsid="002d498f" style:font-size-asian="4.34999990463257pt" style:font-style-asian="normal" style:font-size-complex="5pt" style:font-style-complex="normal"/>
    </style:style>
    <style:style style:name="P34" style:family="paragraph" style:parent-style-name="Standard">
      <style:text-properties fo:color="#00cccc" style:font-name="BLOKK Neue" officeooo:paragraph-rsid="000e7c96"/>
    </style:style>
    <style:style style:name="P35" style:family="paragraph" style:parent-style-name="Standard">
      <style:paragraph-properties fo:text-align="start" style:justify-single-word="false"/>
      <style:text-properties fo:color="#808080" style:font-name="Bariol" fo:font-size="32pt" officeooo:rsid="000e7c96" officeooo:paragraph-rsid="000e7c96"/>
    </style:style>
    <style:style style:name="P36" style:family="paragraph" style:parent-style-name="Standard" style:list-style-name="L2">
      <loext:graphic-properties draw:fill="none"/>
      <style:text-properties officeooo:paragraph-rsid="007207a3"/>
    </style:style>
    <style:style style:name="P37" style:family="paragraph" style:parent-style-name="Standard" style:list-style-name="L2">
      <loext:graphic-properties draw:fill="none"/>
      <style:text-properties fo:font-size="9.5pt" officeooo:paragraph-rsid="007207a3" style:font-size-asian="9.5pt" style:font-size-complex="9.5pt"/>
    </style:style>
    <style:style style:name="P38" style:family="paragraph" style:parent-style-name="Standard" style:list-style-name="L2">
      <loext:graphic-properties draw:fill="none"/>
      <style:text-properties fo:font-size="9.5pt" officeooo:rsid="007207a3" officeooo:paragraph-rsid="007207a3" style:font-size-asian="9.5pt" style:font-size-complex="9.5pt"/>
    </style:style>
    <style:style style:name="P39" style:family="paragraph" style:parent-style-name="Standard" style:list-style-name="L2">
      <loext:graphic-properties draw:fill="none"/>
      <style:text-properties style:font-name="Aaux ProRegular OSF" fo:font-size="9.5pt" officeooo:rsid="007207a3" officeooo:paragraph-rsid="0072f7a2" style:font-size-asian="9.5pt" style:font-size-complex="9.5pt"/>
    </style:style>
    <style:style style:name="P40" style:family="paragraph" style:parent-style-name="Standard" style:list-style-name="L2">
      <loext:graphic-properties draw:fill="none"/>
      <style:text-properties style:font-name="Aaux ProRegular OSF" fo:font-size="9.5pt" officeooo:rsid="00738c9a" officeooo:paragraph-rsid="00738c9a" style:font-size-asian="9.5pt" style:font-size-complex="9.5pt"/>
    </style:style>
    <style:style style:name="P41" style:family="paragraph" style:parent-style-name="Standard">
      <style:text-properties fo:color="#c0c0c0" style:font-name="Bariol" fo:font-size="16pt" officeooo:rsid="000e7c96" officeooo:paragraph-rsid="000e7c96" style:font-size-asian="14pt" style:font-size-complex="16pt"/>
    </style:style>
    <style:style style:name="P42" style:family="paragraph" style:parent-style-name="Standard">
      <style:text-properties style:font-name="Bariol" fo:font-size="4pt" officeooo:paragraph-rsid="00738c9a" style:font-size-asian="3.5pt" style:font-size-complex="4pt"/>
    </style:style>
    <style:style style:name="P43" style:family="paragraph" style:parent-style-name="Standard">
      <style:text-properties style:font-name="Bariol" fo:font-size="6pt" officeooo:paragraph-rsid="002efadf" style:font-size-asian="3.5pt" style:font-size-complex="4pt"/>
    </style:style>
    <style:style style:name="P44" style:family="paragraph" style:parent-style-name="Standard">
      <style:text-properties style:font-name="Bariol" fo:font-size="7pt" fo:font-style="normal" officeooo:rsid="000e7c96" officeooo:paragraph-rsid="002d498f" style:font-size-asian="4.34999990463257pt" style:font-style-asian="normal" style:font-size-complex="5pt" style:font-style-complex="normal"/>
    </style:style>
    <style:style style:name="P45" style:family="paragraph" style:parent-style-name="Standard">
      <style:paragraph-properties fo:margin-left="1.272in" fo:margin-right="0in" fo:text-indent="0in" style:auto-text-indent="false"/>
      <style:text-properties style:font-name="Bariol" fo:font-size="10pt" fo:font-style="normal" officeooo:rsid="000e7c96" officeooo:paragraph-rsid="00701213" style:font-size-asian="10pt" style:font-style-asian="normal" style:font-size-complex="10pt" style:font-style-complex="normal"/>
    </style:style>
    <style:style style:name="P46" style:family="paragraph" style:parent-style-name="Text_20_body" style:list-style-name="L2">
      <loext:graphic-properties draw:fill="none"/>
      <style:text-properties style:font-name="Aaux ProRegular OSF" fo:font-size="9.5pt" officeooo:rsid="007207a3" officeooo:paragraph-rsid="00738c9a" style:font-size-asian="9.5pt" style:font-size-complex="9.5pt"/>
    </style:style>
    <style:style style:name="T1" style:family="text">
      <style:text-properties fo:color="#00dcff" style:font-name="BLOKK Neue" fo:font-size="12pt" officeooo:rsid="000e7c96" fo:background-color="transparent" loext:char-shading-value="0"/>
    </style:style>
    <style:style style:name="T2" style:family="text">
      <style:text-properties fo:color="#4c4c4c" style:font-name="Neutra Cond Light" fo:font-size="22pt" officeooo:rsid="000e7c96"/>
    </style:style>
    <style:style style:name="T3" style:family="text">
      <style:text-properties fo:color="#4c4c4c" style:font-name="Neutra Cond Light" fo:font-size="22pt" officeooo:rsid="000e7c96" style:font-size-asian="22pt" style:font-size-complex="22pt"/>
    </style:style>
    <style:style style:name="T4" style:family="text">
      <style:text-properties fo:color="#4c4c4c" officeooo:rsid="0055cbe9"/>
    </style:style>
    <style:style style:name="T5" style:family="text">
      <style:text-properties fo:color="#4c4c4c" style:font-name="Neutraface Condensed1" fo:font-size="22pt" officeooo:rsid="000e7c96" fo:background-color="transparent" loext:char-shading-value="0"/>
    </style:style>
    <style:style style:name="T6" style:family="text">
      <style:text-properties fo:color="#4c4c4c" style:font-name="Neutraface Condensed" fo:font-size="22pt" officeooo:rsid="000e7c96"/>
    </style:style>
    <style:style style:name="T7" style:family="text">
      <style:text-properties fo:font-size="10pt" fo:font-weight="normal" officeooo:rsid="0030dd1d" style:font-size-asian="10pt" style:font-weight-asian="normal" style:font-size-complex="10pt" style:font-weight-complex="normal"/>
    </style:style>
    <style:style style:name="T8" style:family="text">
      <style:text-properties fo:font-size="10pt" fo:font-weight="normal" officeooo:rsid="003c73b1" style:font-size-asian="10pt" style:font-weight-asian="normal" style:font-size-complex="10pt" style:font-weight-complex="normal"/>
    </style:style>
    <style:style style:name="T9" style:family="text">
      <style:text-properties fo:font-size="10pt" fo:font-weight="normal" officeooo:rsid="003c3941" style:font-size-asian="10pt" style:font-weight-asian="normal" style:font-size-complex="10pt" style:font-weight-complex="normal"/>
    </style:style>
    <style:style style:name="T10" style:family="text">
      <style:text-properties fo:font-size="10pt" fo:font-weight="normal" officeooo:rsid="00382dc2" style:font-size-asian="10pt" style:font-weight-asian="normal" style:font-size-complex="10pt" style:font-weight-complex="normal"/>
    </style:style>
    <style:style style:name="T11" style:family="text">
      <style:text-properties fo:font-size="10pt" fo:font-weight="normal" officeooo:rsid="00584008" style:font-size-asian="10pt" style:font-weight-asian="normal" style:font-size-complex="10pt" style:font-weight-complex="normal"/>
    </style:style>
    <style:style style:name="T12" style:family="text">
      <style:text-properties fo:font-size="10pt" fo:font-weight="normal" officeooo:rsid="0065a728" style:font-size-asian="10pt" style:font-weight-asian="normal" style:font-size-complex="10pt" style:font-weight-complex="normal"/>
    </style:style>
    <style:style style:name="T13" style:family="text">
      <style:text-properties fo:font-size="10pt" officeooo:rsid="003c73b1"/>
    </style:style>
    <style:style style:name="T14" style:family="text">
      <style:text-properties fo:font-size="10pt" fo:font-style="normal" fo:font-weight="normal" officeooo:rsid="00382dc2" style:font-size-asian="10pt" style:font-style-asian="normal" style:font-weight-asian="normal" style:font-size-complex="10pt" style:font-style-complex="normal" style:font-weight-complex="normal"/>
    </style:style>
    <style:style style:name="T15" style:family="text">
      <style:text-properties officeooo:rsid="000e7c96" fo:background-color="transparent" loext:char-shading-value="0"/>
    </style:style>
    <style:style style:name="T16" style:family="text">
      <style:text-properties fo:color="#000000"/>
    </style:style>
    <style:style style:name="T17" style:family="text">
      <style:text-properties fo:color="#000000" style:font-name="Aaux ProRegular OSF" fo:font-size="10pt" fo:font-weight="normal" officeooo:rsid="0067d47a" style:font-size-asian="10pt" style:font-size-complex="10pt"/>
    </style:style>
    <style:style style:name="T18" style:family="text">
      <style:text-properties fo:color="#000000" style:font-name="Aaux ProRegular OSF" fo:font-size="10pt" fo:font-weight="normal" officeooo:rsid="0072f7a2" style:font-size-asian="10pt" style:font-size-complex="10pt"/>
    </style:style>
    <style:style style:name="T19" style:family="text">
      <style:text-properties fo:color="#000000" style:font-name="Aaux ProRegular OSF" fo:font-size="10pt" fo:font-weight="normal" officeooo:rsid="00738c9a" style:font-size-asian="10pt" style:font-size-complex="10pt"/>
    </style:style>
    <style:style style:name="T20" style:family="text">
      <style:text-properties fo:color="#000000" style:font-name="Aaux ProRegular OSF" fo:font-size="10pt" style:font-size-asian="10pt" style:font-size-complex="10pt"/>
    </style:style>
    <style:style style:name="T21" style:family="text">
      <style:text-properties fo:color="#000000" style:font-name="Aaux ProRegular OSF" fo:font-size="10pt" officeooo:rsid="0067d47a" style:font-size-asian="10pt" style:font-size-complex="10pt"/>
    </style:style>
    <style:style style:name="T22" style:family="text">
      <style:text-properties fo:color="#000000" style:font-name="Aaux ProRegular OSF" fo:font-size="10pt" officeooo:rsid="0072f7a2" style:font-size-asian="10pt" style:font-size-complex="10pt"/>
    </style:style>
    <style:style style:name="T23" style:family="text">
      <style:text-properties fo:color="#000000" fo:font-weight="normal"/>
    </style:style>
    <style:style style:name="T24" style:family="text">
      <style:text-properties fo:color="#000000" fo:font-weight="normal" officeooo:rsid="00738c9a"/>
    </style:style>
    <style:style style:name="T25" style:family="text">
      <style:text-properties fo:color="#0099ff" officeooo:rsid="000e7c96" fo:background-color="transparent" loext:char-shading-value="0"/>
    </style:style>
    <style:style style:name="T26" style:family="text">
      <style:text-properties fo:color="#0099ff" style:font-name="BLOKK Neue" fo:font-size="12pt" officeooo:rsid="000e7c96" fo:background-color="transparent" loext:char-shading-value="0"/>
    </style:style>
    <style:style style:name="T27" style:family="text">
      <style:text-properties style:font-name="Aaux ProRegular OSF"/>
    </style:style>
    <style:style style:name="T28" style:family="text">
      <style:text-properties style:font-name="Aaux ProRegular OSF" fo:font-size="10pt" fo:font-weight="normal" officeooo:rsid="00382dc2" style:font-size-asian="10pt" style:font-weight-asian="normal" style:font-size-complex="10pt" style:font-weight-complex="normal"/>
    </style:style>
    <style:style style:name="T29" style:family="text">
      <style:text-properties style:font-name="Aaux ProRegular OSF" fo:font-size="10pt" fo:font-weight="normal" officeooo:rsid="0031df42" style:font-size-asian="10pt" style:font-weight-asian="normal" style:font-size-complex="10pt" style:font-weight-complex="normal"/>
    </style:style>
    <style:style style:name="T30" style:family="text">
      <style:text-properties style:font-name="Aaux ProRegular OSF" fo:font-size="10pt" fo:font-weight="normal" officeooo:rsid="005e8c5c" style:font-size-asian="10pt" style:font-weight-asian="normal" style:font-size-complex="10pt" style:font-weight-complex="normal"/>
    </style:style>
    <style:style style:name="T31" style:family="text">
      <style:text-properties style:font-name="Aaux ProRegular OSF" fo:font-size="10pt" fo:font-weight="normal" officeooo:rsid="0065a728" style:font-size-asian="10pt" style:font-weight-asian="normal" style:font-size-complex="10pt" style:font-weight-complex="normal"/>
    </style:style>
    <style:style style:name="T32" style:family="text">
      <style:text-properties style:font-name="Aaux ProRegular OSF" fo:font-size="10pt" fo:font-weight="normal" officeooo:rsid="003c3941" style:font-size-asian="10pt" style:font-weight-asian="normal" style:font-size-complex="10pt" style:font-weight-complex="normal"/>
    </style:style>
    <style:style style:name="T33" style:family="text">
      <style:text-properties style:font-name="Aaux ProRegular OSF" fo:font-size="10pt" fo:font-weight="normal" officeooo:rsid="00584008" style:font-size-asian="10pt" style:font-weight-asian="normal" style:font-size-complex="10pt" style:font-weight-complex="normal"/>
    </style:style>
    <style:style style:name="T34" style:family="text">
      <style:text-properties style:font-name="Aaux ProRegular OSF" fo:font-size="10pt" fo:font-weight="normal" officeooo:rsid="003c73b1" style:font-size-asian="10pt" style:font-weight-asian="normal" style:font-size-complex="10pt" style:font-weight-complex="normal"/>
    </style:style>
    <style:style style:name="T35" style:family="text">
      <style:text-properties style:font-name="Aaux ProRegular OSF" fo:font-size="10pt" fo:font-weight="normal" officeooo:rsid="0030dd1d" style:font-size-asian="10pt" style:font-weight-asian="normal" style:font-size-complex="10pt" style:font-weight-complex="normal"/>
    </style:style>
    <style:style style:name="T36" style:family="text">
      <style:text-properties style:font-name="Aaux ProRegular OSF" fo:font-size="10pt" fo:font-weight="normal" officeooo:rsid="0067d47a" style:font-size-asian="10pt" style:font-weight-asian="normal" style:font-size-complex="10pt" style:font-weight-complex="normal"/>
    </style:style>
    <style:style style:name="T37" style:family="text">
      <style:text-properties style:font-name="Aaux ProRegular OSF" fo:font-size="10pt" fo:font-weight="normal" officeooo:rsid="00700d3d" style:font-size-asian="10pt" style:font-weight-asian="normal" style:font-size-complex="10pt" style:font-weight-complex="normal"/>
    </style:style>
    <style:style style:name="T38" style:family="text">
      <style:text-properties style:font-name="Aaux ProRegular OSF" fo:font-size="10pt" style:font-size-asian="10pt" style:font-size-complex="10pt"/>
    </style:style>
    <style:style style:name="T39" style:family="text">
      <style:text-properties style:font-name="Aaux ProRegular OSF" fo:font-size="10pt" officeooo:rsid="00661ee8" style:font-size-asian="10pt" style:font-size-complex="10pt"/>
    </style:style>
    <style:style style:name="T40" style:family="text">
      <style:text-properties style:font-name="Aaux ProRegular OSF" fo:font-size="10pt" officeooo:rsid="0067d47a" style:font-size-asian="10pt" style:font-size-complex="10pt"/>
    </style:style>
    <style:style style:name="T41" style:family="text">
      <style:text-properties style:font-name="Aaux ProRegular OSF" fo:font-size="10pt" officeooo:rsid="006adb8e" style:font-size-asian="10pt" style:font-size-complex="10pt"/>
    </style:style>
    <style:style style:name="T42" style:family="text">
      <style:text-properties style:font-name="Aaux ProRegular OSF" fo:font-size="10pt" officeooo:rsid="00700d3d" style:font-size-asian="10pt" style:font-size-complex="10pt"/>
    </style:style>
    <style:style style:name="T43" style:family="text">
      <style:text-properties style:font-name="Aaux ProRegular OSF" fo:font-size="10pt" officeooo:rsid="0072f7a2" style:font-size-asian="10pt" style:font-size-complex="10pt"/>
    </style:style>
    <style:style style:name="T44" style:family="text">
      <style:text-properties style:font-name="Aaux ProRegular OSF" fo:font-size="10pt" officeooo:rsid="003c73b1"/>
    </style:style>
    <style:style style:name="T45" style:family="text">
      <style:text-properties style:font-name="Aaux ProRegular OSF" fo:font-size="10pt" officeooo:rsid="00584008"/>
    </style:style>
    <style:style style:name="T46" style:family="text">
      <style:text-properties style:font-name="Aaux ProRegular OSF" fo:font-size="10pt" officeooo:rsid="00701213"/>
    </style:style>
    <style:style style:name="T47" style:family="text">
      <style:text-properties style:font-name="Aaux ProRegular OSF" officeooo:rsid="00386277" style:font-size-asian="10pt" style:font-size-complex="10pt"/>
    </style:style>
    <style:style style:name="T48" style:family="text">
      <style:text-properties style:font-name="Aaux ProRegular OSF" officeooo:rsid="003aa27e" style:font-size-asian="10pt" style:font-size-complex="10pt"/>
    </style:style>
    <style:style style:name="T49" style:family="text">
      <style:text-properties style:font-name="Aaux ProRegular OSF" officeooo:rsid="00584008" style:font-size-asian="10pt" style:font-size-complex="10pt"/>
    </style:style>
    <style:style style:name="T50" style:family="text">
      <style:text-properties style:font-name="Aaux ProRegular OSF" officeooo:rsid="006adb8e" style:font-size-asian="10pt" style:font-size-complex="10pt"/>
    </style:style>
    <style:style style:name="T51" style:family="text">
      <style:text-properties style:font-name="Aaux ProRegular OSF" fo:font-style="normal" officeooo:rsid="0031df42" style:font-size-asian="10pt" style:font-style-asian="normal" style:font-size-complex="10pt" style:font-style-complex="normal"/>
    </style:style>
    <style:style style:name="T52" style:family="text">
      <style:text-properties style:font-name="Aaux ProRegular OSF" fo:font-style="normal" officeooo:rsid="0065a728" style:font-size-asian="10pt" style:font-style-asian="normal" style:font-size-complex="10pt" style:font-style-complex="normal"/>
    </style:style>
    <style:style style:name="T53" style:family="text">
      <style:text-properties style:font-name="Aaux ProRegular OSF" fo:font-style="italic" style:font-style-asian="italic" style:font-style-complex="italic"/>
    </style:style>
    <style:style style:name="T54" style:family="text">
      <style:text-properties style:font-name="Aaux ProRegular OSF" officeooo:rsid="006adb8e"/>
    </style:style>
    <style:style style:name="T55" style:family="text">
      <style:text-properties style:font-name="Aaux ProRegular OSF" officeooo:rsid="00700d3d"/>
    </style:style>
    <style:style style:name="T56" style:family="text">
      <style:text-properties style:font-name="Aaux ProRegular OSF" officeooo:rsid="007207a3"/>
    </style:style>
    <style:style style:name="T57" style:family="text">
      <style:text-properties style:font-name="Aaux ProRegular OSF" officeooo:rsid="006ede3d"/>
    </style:style>
    <style:style style:name="T58" style:family="text">
      <style:text-properties style:font-name="Aaux ProRegular OSF" fo:font-size="9.5pt" officeooo:rsid="007207a3" style:font-size-asian="9.5pt" style:font-size-complex="9.5pt"/>
    </style:style>
    <style:style style:name="T59" style:family="text">
      <style:text-properties style:font-name="Aaux ProRegular OSF" fo:font-size="9.5pt" officeooo:rsid="006ede3d" style:font-size-asian="9.5pt" style:font-size-complex="9.5pt"/>
    </style:style>
    <style:style style:name="T60" style:family="text">
      <style:text-properties officeooo:rsid="00386277"/>
    </style:style>
    <style:style style:name="T61" style:family="text">
      <style:text-properties fo:color="#666666" style:font-name="Edmondsans" fo:font-size="10pt" style:text-underline-style="none" officeooo:rsid="0055cbe9" style:font-size-asian="10pt" style:font-size-complex="10pt"/>
    </style:style>
    <style:style style:name="T62" style:family="text">
      <style:text-properties fo:color="#666666" style:font-name="Edmondsans" fo:font-size="10pt" style:text-underline-style="none" officeooo:rsid="000e7c96" style:font-size-asian="10pt" style:font-size-complex="10pt"/>
    </style:style>
    <style:style style:name="T63" style:family="text">
      <style:text-properties fo:color="#666666" style:font-name="Edmondsans" fo:font-size="10pt" style:text-underline-style="none" officeooo:rsid="004743a6" style:font-size-asian="10pt" style:font-size-complex="10pt"/>
    </style:style>
    <style:style style:name="T64" style:family="text">
      <style:text-properties fo:color="#666666" style:font-name="Edmondsans" fo:font-size="10pt" style:text-underline-style="none" officeooo:rsid="006cf850" style:font-size-asian="10pt" style:font-size-complex="10pt"/>
    </style:style>
    <style:style style:name="T65" style:family="text">
      <style:text-properties fo:color="#666666" style:font-name="Edmondsans" fo:font-size="10pt" style:text-underline-style="none" officeooo:rsid="00701213" style:font-size-asian="10pt" style:font-size-complex="10pt"/>
    </style:style>
    <style:style style:name="T66" style:family="text">
      <style:text-properties fo:color="#666666" style:font-name="Edmondsans" fo:font-size="10pt" officeooo:rsid="000e7c96" style:font-size-asian="10pt" style:font-size-complex="10pt"/>
    </style:style>
    <style:style style:name="T67" style:family="text">
      <style:text-properties fo:color="#666666" style:font-name="Edmondsans" fo:font-size="10pt" officeooo:rsid="0055cbe9" style:font-size-asian="10pt" style:font-size-complex="10pt"/>
    </style:style>
    <style:style style:name="T68" style:family="text">
      <style:text-properties fo:color="#666666" style:font-name="Aaux ProRegular OSF" fo:font-size="10pt" officeooo:rsid="0067d47a" style:font-size-asian="10pt" style:font-size-complex="10pt"/>
    </style:style>
    <style:style style:name="T69" style:family="text">
      <style:text-properties fo:color="#666666" style:font-name="Aaux ProRegular OSF" fo:font-size="10pt" officeooo:rsid="006adb8e" style:font-size-asian="10pt" style:font-size-complex="10pt"/>
    </style:style>
    <style:style style:name="T70" style:family="text">
      <style:text-properties fo:color="#666666" style:font-name="Aaux ProRegular OSF" fo:font-size="10pt" fo:font-weight="normal" officeooo:rsid="006adb8e" style:font-size-asian="10pt" style:font-weight-asian="normal" style:font-size-complex="10pt" style:font-weight-complex="normal"/>
    </style:style>
    <style:style style:name="T71" style:family="text">
      <style:text-properties fo:color="#666666" style:font-name="Aaux ProRegular OSF" fo:font-size="10pt" fo:font-weight="normal" officeooo:rsid="0067d47a" style:font-size-asian="10pt" style:font-weight-asian="normal" style:font-size-complex="10pt" style:font-weight-complex="normal"/>
    </style:style>
    <style:style style:name="T72" style:family="text">
      <style:text-properties fo:color="#666666" fo:font-weight="normal" officeooo:rsid="00701213" style:font-weight-asian="normal" style:font-weight-complex="normal"/>
    </style:style>
    <style:style style:name="T73" style:family="text">
      <style:text-properties fo:color="#666666" style:font-name="Bariol" fo:font-size="10pt" fo:font-style="normal" fo:font-weight="normal" officeooo:rsid="00701213" style:font-size-asian="10pt" style:font-style-asian="normal" style:font-weight-asian="normal" style:font-size-complex="10pt" style:font-style-complex="normal" style:font-weight-complex="normal"/>
    </style:style>
    <style:style style:name="T74" style:family="text">
      <style:text-properties fo:color="#666666" style:font-name="Bariol" fo:font-style="normal" fo:font-weight="normal" officeooo:rsid="00701213" style:font-style-asian="normal" style:font-weight-asian="normal" style:font-style-complex="normal" style:font-weight-complex="normal"/>
    </style:style>
    <style:style style:name="T75" style:family="text">
      <style:text-properties fo:color="#666666" officeooo:rsid="0055cbe9"/>
    </style:style>
    <style:style style:name="T76" style:family="text">
      <style:text-properties style:font-name="Bariol" fo:font-size="10pt" fo:font-weight="normal" style:font-weight-asian="normal" style:font-weight-complex="normal"/>
    </style:style>
    <style:style style:name="T77" style:family="text">
      <style:text-properties style:font-name="Bariol" fo:font-size="10pt" fo:font-weight="normal" officeooo:rsid="0030dd1d" style:font-weight-asian="normal" style:font-weight-complex="normal"/>
    </style:style>
    <style:style style:name="T78" style:family="text">
      <style:text-properties style:font-name="Bariol" fo:font-size="10pt" fo:font-weight="normal" officeooo:rsid="000e7c96" style:font-weight-asian="normal" style:font-weight-complex="normal"/>
    </style:style>
    <style:style style:name="T79" style:family="text">
      <style:text-properties style:font-name="Bariol" fo:font-size="10pt" fo:font-weight="normal" officeooo:rsid="002efadf" style:font-weight-asian="normal" style:font-weight-complex="normal"/>
    </style:style>
    <style:style style:name="T80" style:family="text">
      <style:text-properties style:font-name="Bariol" fo:font-size="10pt" fo:font-weight="normal" officeooo:rsid="00661ee8" style:font-weight-asian="normal" style:font-weight-complex="normal"/>
    </style:style>
    <style:style style:name="T81" style:family="text">
      <style:text-properties style:font-name="Bariol" fo:font-size="10pt" fo:font-weight="normal" officeooo:rsid="00701213" style:font-weight-asian="normal" style:font-weight-complex="normal"/>
    </style:style>
    <style:style style:name="T82" style:family="text">
      <style:text-properties style:font-name="Bariol" fo:font-size="10pt" fo:font-weight="normal" officeooo:rsid="003c73b1" style:font-weight-asian="normal" style:font-weight-complex="normal"/>
    </style:style>
    <style:style style:name="T83" style:family="text">
      <style:text-properties style:font-name="Bariol" fo:font-size="10pt" fo:font-weight="normal" officeooo:rsid="0073c890" style:font-weight-asian="normal" style:font-weight-complex="normal"/>
    </style:style>
    <style:style style:name="T84" style:family="text">
      <style:text-properties style:font-name="Bariol" fo:font-size="10pt" fo:font-weight="normal" officeooo:rsid="0030dd1d" style:font-size-asian="10pt" style:font-weight-asian="normal" style:font-size-complex="10pt" style:font-weight-complex="normal"/>
    </style:style>
    <style:style style:name="T85" style:family="text">
      <style:text-properties style:font-name="Bariol" fo:font-size="10pt" fo:font-weight="normal" officeooo:rsid="005e8c5c" style:font-size-asian="10pt" style:font-weight-asian="normal" style:font-size-complex="10pt" style:font-weight-complex="normal"/>
    </style:style>
    <style:style style:name="T86" style:family="text">
      <style:text-properties style:font-name="Bariol" fo:font-size="10pt" fo:font-weight="normal" officeooo:rsid="00701213" style:font-size-asian="10pt" style:font-weight-asian="normal" style:font-size-complex="10pt" style:font-weight-complex="normal"/>
    </style:style>
    <style:style style:name="T87" style:family="text">
      <style:text-properties style:font-name="Bariol" fo:font-size="10pt" fo:font-weight="normal" officeooo:rsid="006adb8e" style:font-size-asian="10pt" style:font-weight-asian="normal" style:font-size-complex="10pt" style:font-weight-complex="normal"/>
    </style:style>
    <style:style style:name="T88" style:family="text">
      <style:text-properties style:font-name="Bariol" fo:font-size="10pt" officeooo:rsid="002efadf"/>
    </style:style>
    <style:style style:name="T89" style:family="text">
      <style:text-properties style:font-name="Bariol" fo:font-size="10pt" officeooo:rsid="003c73b1"/>
    </style:style>
    <style:style style:name="T90" style:family="text">
      <style:text-properties style:font-name="Bariol" fo:font-size="10pt" officeooo:rsid="00701213" style:font-size-asian="10pt" style:font-size-complex="10pt"/>
    </style:style>
    <style:style style:name="T91" style:family="text">
      <style:text-properties style:font-name="Bariol" fo:font-size="10pt" officeooo:rsid="006adb8e" style:font-size-asian="10pt" style:font-size-complex="10pt"/>
    </style:style>
    <style:style style:name="T92" style:family="text">
      <style:text-properties style:font-name="Bariol" fo:font-size="10pt" officeooo:rsid="006adb8e"/>
    </style:style>
    <style:style style:name="T93" style:family="text">
      <style:text-properties style:font-name="Bariol" fo:font-size="10pt" fo:font-weight="bold" officeooo:rsid="006adb8e" style:font-weight-asian="bold" style:font-weight-complex="bold"/>
    </style:style>
    <style:style style:name="T94" style:family="text">
      <style:text-properties style:font-name="Bariol" fo:font-size="10pt" fo:font-weight="bold" officeooo:rsid="00701213" style:font-weight-asian="bold" style:font-weight-complex="bold"/>
    </style:style>
    <style:style style:name="T95" style:family="text">
      <style:text-properties style:font-name="Bariol" fo:font-size="10pt" fo:font-weight="bold" officeooo:rsid="003c73b1" style:font-weight-asian="bold" style:font-weight-complex="bold"/>
    </style:style>
    <style:style style:name="T96" style:family="text">
      <style:text-properties style:font-name="Bariol" fo:font-size="10pt" fo:font-weight="bold" officeooo:rsid="0073c890" style:font-weight-asian="bold" style:font-weight-complex="bold"/>
    </style:style>
    <style:style style:name="T97" style:family="text">
      <style:text-properties style:font-name="Bariol" fo:font-size="10pt" fo:font-weight="bold" officeooo:rsid="00701213" style:font-size-asian="10pt" style:font-weight-asian="bold" style:font-size-complex="10pt" style:font-weight-complex="bold"/>
    </style:style>
    <style:style style:name="T98" style:family="text">
      <style:text-properties style:font-name="Bariol" fo:font-size="10pt" fo:font-weight="bold" officeooo:rsid="0067d47a" style:font-size-asian="10pt" style:font-weight-asian="bold" style:font-size-complex="10pt" style:font-weight-complex="bold"/>
    </style:style>
    <style:style style:name="T99" style:family="text">
      <style:text-properties style:font-name="Bariol" fo:font-size="10pt" officeooo:rsid="0073c890"/>
    </style:style>
    <style:style style:name="T100" style:family="text">
      <style:text-properties style:font-name="Bariol" officeooo:rsid="0030dd1d"/>
    </style:style>
    <style:style style:name="T101" style:family="text">
      <style:text-properties style:font-name="Bariol" officeooo:rsid="0065a728" style:font-size-asian="10pt" style:font-size-complex="10pt"/>
    </style:style>
    <style:style style:name="T102" style:family="text">
      <style:text-properties style:font-name="Bariol" officeooo:rsid="00584008" style:font-size-asian="10pt" style:font-size-complex="10pt"/>
    </style:style>
    <style:style style:name="T103" style:family="text">
      <style:text-properties style:font-name="Bariol" officeooo:rsid="00701213" style:font-size-asian="10pt" style:font-size-complex="10pt"/>
    </style:style>
    <style:style style:name="T104" style:family="text">
      <style:text-properties style:font-name="Bariol" fo:font-size="12pt" officeooo:rsid="00386277"/>
    </style:style>
    <style:style style:name="T105" style:family="text">
      <style:text-properties style:font-name="Bariol" officeooo:rsid="000e7c96"/>
    </style:style>
    <style:style style:name="T106" style:family="text">
      <style:text-properties style:font-name="Bariol" fo:font-size="4pt" officeooo:rsid="000e7c96" style:font-size-asian="3.5pt" style:font-size-complex="4pt"/>
    </style:style>
    <style:style style:name="T107" style:family="text">
      <style:text-properties fo:color="#2c83e9" style:font-name="Aaux ProRegular OSF" fo:font-size="9.5pt" officeooo:rsid="006ede3d" style:font-size-asian="9.5pt" style:font-size-complex="9.5pt"/>
    </style:style>
    <style:style style:name="T108" style:family="text">
      <style:text-properties fo:color="#2c83e9" style:font-name="Aaux ProRegular OSF" fo:font-size="9.5pt" officeooo:rsid="00700d3d" style:font-size-asian="9.5pt" style:font-size-complex="9.5pt"/>
    </style:style>
    <style:style style:name="T109" style:family="text">
      <style:text-properties style:font-name="Bariol Regular" fo:font-size="10pt" fo:font-weight="normal" officeooo:rsid="000e7c96" style:font-weight-asian="normal" style:font-weight-complex="normal"/>
    </style:style>
    <style:style style:name="T110" style:family="text">
      <style:text-properties fo:color="#333333" officeooo:rsid="0055cbe9"/>
    </style:style>
    <style:style style:name="T111" style:family="text">
      <style:text-properties officeooo:rsid="0055cbe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283in" fo:text-indent="-0.25in" fo:margin-left="2.0283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2783in" fo:text-indent="-0.25in" fo:margin-left="2.2783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283in" fo:text-indent="-0.25in" fo:margin-left="2.5283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7783in" fo:text-indent="-0.25in" fo:margin-left="2.7783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0283in" fo:text-indent="-0.25in" fo:margin-left="3.0283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.2783in" fo:text-indent="-0.25in" fo:margin-left="3.2783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5283in" fo:text-indent="-0.25in" fo:margin-left="3.5283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7783in" fo:text-indent="-0.25in" fo:margin-left="3.778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4.0283in" fo:text-indent="-0.25in" fo:margin-left="4.0283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in" fo:text-indent="-0.1in" fo:margin-left="1.4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634in" fo:text-indent="-0.25in" fo:margin-left="2.0634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3134in" fo:text-indent="-0.25in" fo:margin-left="2.3134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634in" fo:text-indent="-0.25in" fo:margin-left="2.5634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8134in" fo:text-indent="-0.25in" fo:margin-left="2.8134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0634in" fo:text-indent="-0.25in" fo:margin-left="3.0634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.3134in" fo:text-indent="-0.25in" fo:margin-left="3.3134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5634in" fo:text-indent="-0.25in" fo:margin-left="3.5634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8134in" fo:text-indent="-0.25in" fo:margin-left="3.8134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4.0634in" fo:text-indent="-0.25in" fo:margin-left="4.0634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5"><text:span text:style-name="T110">Sourabh</text:span> <text:span text:style-name="T111">Verma</text:span></text:p>
      <text:p text:style-name="P42"/>
      <text:p text:style-name="P11"><text:a xlink:type="simple" xlink:href="mailto:sourabh.coder@gmail.com" text:style-name="Internet_20_link" text:visited-style-name="Visited_20_Internet_20_Link"><text:span text:style-name="T61">sourabh.coder</text:span></text:a><text:a xlink:type="simple" xlink:href="mailto:sourabh.coder@gmail.com" text:style-name="Internet_20_link" text:visited-style-name="Visited_20_Internet_20_Link"><text:span text:style-name="T62">@gmail.com</text:span></text:a><text:span text:style-name="T63"> <text:s/></text:span><text:span text:style-name="T64">|</text:span><text:span text:style-name="T63"> <text:s/></text:span><text:span text:style-name="T66">+91 </text:span><text:span text:style-name="T67">9717678750</text:span><text:span text:style-name="T63"> <text:s/></text:span><text:span text:style-name="T64">|</text:span><text:span text:style-name="T63"> <text:s/></text:span><text:span text:style-name="T65">github.com/sourabhv</text:span></text:p>
      <text:p text:style-name="P41"/>
      <text:p text:style-name="P3"><text:span text:style-name="T26">__________</text:span><text:span text:style-name="T1"> </text:span><text:span text:style-name="T2">Experience</text:span></text:p>
      <text:p text:style-name="P23"/>
      <text:p text:style-name="P12"><text:span text:style-name="T95"><text:tab/></text:span><text:span text:style-name="T93">Android Dev</text:span><text:span text:style-name="T94">eloper</text:span><text:span text:style-name="T89"><text:tab/></text:span><text:span text:style-name="T91">WedMeGood, Gurgaon</text:span><text:span text:style-name="T40"> | </text:span><text:span text:style-name="T69">July 2015</text:span><text:span text:style-name="T68"> – </text:span><text:span text:style-name="T69">Till date</text:span></text:p>
      <text:p text:style-name="P17"/>
      <text:list xml:id="list8286361039989176071" text:style-name="L2">
        <text:list-item>
          <text:p text:style-name="P37"><text:span text:style-name="T54">Working on WedMeGood's </text:span><text:span text:style-name="T55">User</text:span><text:span text:style-name="T56">[1]</text:span><text:span text:style-name="T57"> </text:span><text:span text:style-name="T55">and Business</text:span><text:span text:style-name="T56">[2]</text:span><text:span text:style-name="T55"> </text:span><text:span text:style-name="T54">Android App</text:span></text:p>
          <text:p text:style-name="P36"><text:span text:style-name="T58">[1]: </text:span><text:a xlink:type="simple" xlink:href="https://goo.gl/b1cS4w" text:style-name="Internet_20_link" text:visited-style-name="Visited_20_Internet_20_Link"><text:span text:style-name="T107">goo.gl/b1cS4w</text:span></text:a><text:span text:style-name="T59"> </text:span><text:span text:style-name="T58">[2]: </text:span><text:a xlink:type="simple" xlink:href="http://goo.gl/0yqiyh" text:style-name="Internet_20_link" text:visited-style-name="Visited_20_Internet_20_Link"><text:span text:style-name="T108">goo.gl/0yqiyh</text:span></text:a></text:p>
        </text:list-item>
        <text:list-item>
          <text:p text:style-name="P38"><text:span text:style-name="T54">U</text:span><text:span text:style-name="T27">sed </text:span><text:span text:style-name="T53">Volley</text:span><text:span text:style-name="T27"> for HTTP requests, </text:span><text:span text:style-name="T53">Fresco</text:span><text:span text:style-name="T27"> and </text:span><text:span text:style-name="T53">Glide</text:span><text:span text:style-name="T27"> for Image caching, </text:span><text:span text:style-name="T53">SQLite</text:span><text:span text:style-name="T27"> and </text:span><text:span text:style-name="T53">ContentProviders</text:span><text:span text:style-name="T27"> for better offline support, </text:span><text:span text:style-name="T53">GCM</text:span><text:span text:style-name="T27">, </text:span><text:span text:style-name="T53">Google Maps/Location API</text:span><text:span text:style-name="T27">, and NewRelic for performance stats and crash reports</text:span></text:p>
        </text:list-item>
        <text:list-item>
          <text:p text:style-name="P38"><text:span text:style-name="T27">Self-designed some of the sections of both apps</text:span></text:p>
        </text:list-item>
      </text:list>
      <text:p text:style-name="P10"><text:span text:style-name="T41"/></text:p>
      <text:p text:style-name="P15"><text:span text:style-name="T95"><text:tab/></text:span><text:span text:style-name="T94">Software</text:span><text:span text:style-name="T89"><text:tab/></text:span><text:span text:style-name="T92">SilverPush</text:span><text:span text:style-name="T40">, Gurgaon | </text:span><text:span text:style-name="T68">January 2015 – May </text:span><text:span text:style-name="T69">2015</text:span></text:p>
      <text:p text:style-name="P14"><text:span text:style-name="T90"><text:tab/></text:span><text:span text:style-name="T97">Engineering </text:span><text:span text:style-name="T98">Intern<text:tab/></text:span></text:p>
      <text:list xml:id="list175045063174767" text:continue-numbering="true" text:style-name="L2">
        <text:list-item>
          <text:p text:style-name="P39"><text:span text:style-name="T16">Worked as Android and Python/Django Intern</text:span></text:p>
        </text:list-item>
        <text:list-item>
          <text:p text:style-name="P39"><text:span text:style-name="T16">Worked on Flit, A audio beacon based mobile payment app</text:span></text:p>
        </text:list-item>
        <text:list-item>
          <text:p text:style-name="P39"><text:span text:style-name="T16">Wrote the library to receive audio beacons and decode then into data packets, encode data and transmit it as a high frequency beacon</text:span></text:p>
        </text:list-item>
        <text:list-item>
          <text:p text:style-name="P40">Prototyped a Python/Django based dashboard to enlisted products and monetize using Facebook Marketing API</text:p>
        </text:list-item>
        <text:list-item>
          <text:p text:style-name="P46"><text:span text:style-name="T23">Wrote a web scraper script using Phantom.js to scrape off a</text:span><text:span text:style-name="T24">n</text:span><text:span text:style-name="T23"> Angular.js based website</text:span></text:p>
        </text:list-item>
      </text:list>
      <text:p text:style-name="P26"/>
      <text:p text:style-name="P34"><text:span text:style-name="T25">__________</text:span><text:span text:style-name="T15"> </text:span><text:span text:style-name="T5">Education</text:span></text:p>
      <text:p text:style-name="P44"/>
      <text:p text:style-name="P13"><text:span text:style-name="T82"><text:tab/></text:span><text:span text:style-name="T83">2011-2015</text:span><text:span text:style-name="T89"><text:tab/></text:span><text:span text:style-name="T99">B.Tech in Computer Science</text:span></text:p>
      <text:p text:style-name="P13"><text:span text:style-name="T99"><text:tab/><text:tab/></text:span><text:span text:style-name="T73">Maharshi Dayanand University, Rohtak</text:span></text:p>
      <text:p text:style-name="P27"><text:span text:style-name="T74"/></text:p>
      <text:p text:style-name="P1"><text:span text:style-name="T26">__________</text:span><text:span text:style-name="T1"> </text:span><text:span text:style-name="T6">Projects</text:span></text:p>
      <text:p text:style-name="P43"/>
      <text:p text:style-name="P4"><text:span text:style-name="T100"><text:tab/></text:span><text:span text:style-name="T101">Media Remote</text:span><text:span text:style-name="T100"><text:tab/></text:span><text:span text:style-name="T51">LG QPair </text:span><text:span text:style-name="T52">a</text:span><text:span text:style-name="T51">pplication with the idea </text:span><text:span text:style-name="T52">of using your phone as a remote for any QPair supported</text:span></text:p>
      <text:p text:style-name="P8"><text:tab/><text:tab/>device. The idea was selected as 1 of the 10 runner-ups for LG XDA QPair App Contest</text:p>
      <text:p text:style-name="P19"/>
      <text:p text:style-name="P7"><text:span text:style-name="T77"><text:tab/></text:span><text:span text:style-name="T84">Drp</text:span><text:span text:style-name="T77"><text:tab/></text:span><text:span text:style-name="T32">A </text:span><text:span text:style-name="T33">Dropbox </text:span><text:span text:style-name="T32">Command line utility </text:span><text:span text:style-name="T34">that lets you share, download and upload files to </text:span><text:span text:style-name="T28">D</text:span><text:span text:style-name="T35">ropbox</text:span></text:p>
      <text:p text:style-name="P9"><text:span text:style-name="T7"><text:tab/><text:tab/></text:span><text:span text:style-name="T8">using the Dropbox API </text:span><text:span text:style-name="T9">written</text:span><text:span text:style-name="T7"> </text:span><text:span text:style-name="T10">in python. </text:span><text:span text:style-name="T11">Drp supports complex tasks like recursive upload/</text:span></text:p>
      <text:p text:style-name="P9"><text:span text:style-name="T11"><text:tab/><text:tab/>download which are not possible directly with Dropbox API</text:span><text:span text:style-name="T12"> and</text:span><text:span text:style-name="T14"> is released on PyPI.</text:span></text:p>
      <text:p text:style-name="P22"/>
      <text:p text:style-name="P6"><text:span text:style-name="T77"><text:tab/></text:span><text:span text:style-name="T84">Mastermind</text:span><text:span text:style-name="T77"><text:tab/></text:span><text:span text:style-name="T29">A mathematical </text:span><text:span text:style-name="T28">puzzle </text:span><text:span text:style-name="T31">android </text:span><text:span text:style-name="T28">game </text:span><text:span text:style-name="T31">based on the board game</text:span><text:span text:style-name="T28">.</text:span></text:p>
      <text:p text:style-name="P20"/>
      <text:p text:style-name="P5"><text:span text:style-name="T77"><text:tab/></text:span><text:span text:style-name="T85">Memorizer</text:span><text:span text:style-name="T77"><text:tab/></text:span><text:span text:style-name="T29">A </text:span><text:span text:style-name="T37">colour</text:span><text:span text:style-name="T30"> based memory </text:span><text:span text:style-name="T28">game </text:span><text:span text:style-name="T31">for android</text:span><text:span text:style-name="T28">.</text:span></text:p>
      <text:p text:style-name="P21"/>
      <text:p text:style-name="P29"><text:span text:style-name="T60"><text:tab/></text:span><text:span text:style-name="T102">Flap</text:span><text:span text:style-name="T103">Py</text:span><text:span text:style-name="T102">Bird</text:span><text:span text:style-name="T104"><text:tab/></text:span><text:span text:style-name="T47">A </text:span><text:span text:style-name="T49">Flappy Bird clone built using </text:span><text:span text:style-name="T48">the </text:span><text:span text:style-name="T50">P</text:span><text:span text:style-name="T48">ython</text:span><text:span text:style-name="T47">/</text:span><text:span text:style-name="T50">P</text:span><text:span text:style-name="T47">y</text:span><text:span text:style-name="T50">G</text:span><text:span text:style-name="T47">ame</text:span></text:p>
      <text:p text:style-name="P25"/>
      <text:p text:style-name="P2"><text:span text:style-name="T26">__________</text:span><text:span text:style-name="T1"> </text:span><text:span text:style-name="T3">Languages and Technologies</text:span></text:p>
      <text:p text:style-name="P24"/>
      <text:p text:style-name="P30"><text:span text:style-name="T78"><text:tab/>Languages</text:span><text:span text:style-name="T105"><text:tab/><text:tab/></text:span><text:span text:style-name="T40">Java, JavaScript</text:span><text:span text:style-name="T42">, </text:span><text:span text:style-name="T40">Pytho</text:span><text:span text:style-name="T43">n</text:span><text:span text:style-name="T40">, C/C++, HTML/CSS, SQL</text:span></text:p>
      <text:p text:style-name="P18"/>
      <text:p text:style-name="P31"><text:span text:style-name="T78"><text:tab/></text:span><text:span text:style-name="T86">Frameworks</text:span><text:span text:style-name="T105"><text:tab/><text:tab/></text:span><text:span text:style-name="T40">Android</text:span><text:span text:style-name="T42">, </text:span><text:span text:style-name="T40">Node.js, </text:span><text:span text:style-name="T43">Express.js, Restify, </text:span><text:span text:style-name="T40">jQuery, Django, LESS</text:span></text:p>
      <text:p text:style-name="P18"/>
      <text:p text:style-name="P28"><text:span text:style-name="T79"><text:tab/></text:span><text:span text:style-name="T80">Cloud</text:span><text:span text:style-name="T81"> Services</text:span><text:span text:style-name="T79"><text:tab/><text:tab/></text:span><text:span text:style-name="T36">AWS, </text:span><text:span text:style-name="T39">Heroku</text:span></text:p>
      <text:p text:style-name="P18"/>
      <text:p text:style-name="P16"><text:span text:style-name="T88"><text:tab/></text:span><text:span text:style-name="T89">Databases<text:tab/></text:span><text:span text:style-name="T44">PostgreSQL, </text:span><text:span text:style-name="T45">MySQL,</text:span><text:span text:style-name="T44"> </text:span><text:span text:style-name="T46">SQLite </text:span><text:span text:style-name="T44">and MongoDB</text:span></text:p>
      <text:p text:style-name="P18"/>
      <text:p text:style-name="P16"><text:span text:style-name="T13"><text:tab/></text:span><text:span text:style-name="T89">Others<text:tab/></text:span><text:span text:style-name="T38">Gi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Ubuntu" svg:font-family="Ubuntu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Aaux ProRegular" svg:font-family="'Aaux ProRegular'" style:font-pitch="variable"/>
    <style:font-face style:name="Aaux ProRegular OSF" svg:font-family="'Aaux ProRegular OSF'" style:font-pitch="variable"/>
    <style:font-face style:name="BLOKK Neue" svg:font-family="'BLOKK Neue'" style:font-pitch="variable"/>
    <style:font-face style:name="Bariol" svg:font-family="Bariol" style:font-pitch="variable"/>
    <style:font-face style:name="Bariol Regular" svg:font-family="'Bariol Regular'" style:font-pitch="variable"/>
    <style:font-face style:name="Neutra Cond Light" svg:font-family="'Neutra Cond Light'" style:font-pitch="variable"/>
    <style:font-face style:name="Neutraface Condensed1" svg:font-family="'Neutraface Condensed'" style:font-pitch="variable"/>
    <style:font-face style:name="Neutraface Condensed" svg:font-family="'Neutraface Condensed'" style:font-adornments="Light" style:font-pitch="variable"/>
    <style:font-face style:name="Liberation Serif" svg:font-family="'Liberation Serif'" style:font-family-generic="roman" style:font-pitch="variable"/>
    <style:font-face style:name="Edmondsans" svg:font-family="Edmondsans" style:font-family-generic="swiss" style:font-pitch="variable"/>
    <style:font-face style:name="Edmondsans Regular" svg:font-family="'Edmondsans Regular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IN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hashank </meta:initial-creator>
    <meta:creation-date>2013-09-25T07:42:21</meta:creation-date>
    <dc:date>2016-07-03T17:50:43.006343000</dc:date>
    <meta:editing-duration>PT6H6M27S</meta:editing-duration>
    <meta:editing-cycles>73</meta:editing-cycles>
    <meta:generator>LibreOffice/5.0.1.2$MacOSX_X86_64 LibreOffice_project/81898c9f5c0d43f3473ba111d7b351050be20261</meta:generator>
    <meta:document-statistic meta:table-count="0" meta:image-count="0" meta:object-count="0" meta:page-count="1" meta:paragraph-count="33" meta:word-count="307" meta:character-count="2021" meta:non-whitespace-character-count="1724"/>
  </office:meta>
</office:document-meta>
</file>